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rsid="000b307a" officeooo:paragraph-rsid="000b307a"/>
    </style:style>
    <style:style style:name="P2" style:family="paragraph" style:parent-style-name="Standard">
      <style:paragraph-properties fo:text-align="center" style:justify-single-word="false"/>
      <style:text-properties fo:font-size="20pt" officeooo:rsid="000b307a" officeooo:paragraph-rsid="000b307a" style:font-size-asian="20pt" style:font-size-complex="20pt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T1" style:family="text">
      <style:text-properties officeooo:rsid="000d0e20"/>
    </style:style>
    <style:style style:name="T2" style:family="text">
      <style:text-properties style:font-name="apple-system" fo:font-size="12pt" fo:font-style="normal" fo:font-weight="normal"/>
    </style:style>
    <style:style style:name="T3" style:family="text">
      <style:text-properties fo:font-variant="normal" fo:text-transform="none" fo:color="#e6edf3" loext:opacity="100%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cénario nominal <text:span text:style-name="T1">acquisition transmission</text:span></text:p>
      <text:p text:style-name="P3"/>
      <text:p text:style-name="P3"><text:span text:style-name="Strong_20_Emphasis"><text:span text:style-name="Emphasis"/></text:span></text:p>
      <text:p text:style-name="P3"><text:span text:style-name="Strong_20_Emphasis">Acteurs principaux</text:span></text:p>
      <text:p text:style-name="P3">– Automate de gestion du distributeur</text:p>
      <text:p text:style-name="P3">– Backend SigFox</text:p>
      <text:p text:style-name="P3"/>
      <text:p text:style-name="P3"><text:span text:style-name="Strong_20_Emphasis">Acteurs Secondaires</text:span></text:p>
      <text:p text:style-name="P3">– Capteurs</text:p>
      <text:p text:style-name="P3"/>
      <text:p text:style-name="P3"><text:span text:style-name="Strong_20_Emphasis">Préconditions</text:span></text:p>
      <text:p text:style-name="P3">– Le réseau SigFox est opérationnel</text:p>
      <text:p text:style-name="P3">– Le backend SigFox est opérationnel.</text:p>
      <text:p text:style-name="P3">– L’automate de gestion du distributeur est fonctionnel</text:p>
      <text:p text:style-name="P3"/>
      <text:p text:style-name="P3"><text:span text:style-name="Strong_20_Emphasis">Scénario</text:span></text:p>
      <text:p text:style-name="P1">1) Récupération des informations du distributeur</text:p>
      <text:p text:style-name="P1"><text:s text:c="2"/>a) Accéder aux capteurs et à l’automate de gestion</text:p>
      <text:p text:style-name="P1"><text:s text:c="2"/>b) Récupérer les valeurs et les formater afin de ne garder que l’essentiel (nombre de baguettes et état du distributeur [ON/OFF] )</text:p>
      <text:p text:style-name="P1">2) Envoi des informations</text:p>
      <text:p text:style-name="P1"><text:s text:c="2"/>a) Encapsulation des données dans une trame formatée selon le schéma de la BDD</text:p>
      <text:p text:style-name="P1"><text:s text:c="2"/>b) Envoi de la trame sur le réseau SigFox jusqu’au backend (périodiquement) et après un événement (Ex : Après l’achat d’une baguette)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08:21:49.754000000</meta:creation-date>
    <dc:date>2024-02-21T14:19:53.139000000</dc:date>
    <meta:editing-duration>PT2H43M42S</meta:editing-duration>
    <meta:editing-cycles>3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7" meta:word-count="112" meta:character-count="761" meta:non-whitespace-character-count="652"/>
  </office:meta>
</office:document-meta>
</file>